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222" officeooo:paragraph-rsid="0011d222"/>
    </style:style>
    <style:style style:name="P2" style:family="paragraph" style:parent-style-name="Standard">
      <style:text-properties fo:font-style="normal" style:text-underline-style="none" fo:font-weight="normal" officeooo:rsid="00120665" officeooo:paragraph-rsid="00120665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bold" officeooo:rsid="0011d222" officeooo:paragraph-rsid="0011d222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/03/2022 @ 16:50</text:p>
      <text:p text:style-name="P1"/>
      <text:p text:style-name="P1">I am going to review the parts choices just for a sanity check.</text:p>
      <text:p text:style-name="P1"/>
      <text:p text:style-name="P3">Battery</text:p>
      <text:p text:style-name="P2">Using a Lithium Ion type battery will work fine. <text:s/>Even though it has safety issues, as long as we have some sort of temperature protection, it should prevent any temperature related problems. <text:s/>I currently have a ~1400 mAh @ 3.7V battery and most likely will use tha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3T17:45:50.158000000</dc:date>
    <meta:editing-duration>PT25M9S</meta:editing-duration>
    <meta:editing-cycles>1</meta:editing-cycles>
    <meta:document-statistic meta:table-count="0" meta:image-count="0" meta:object-count="0" meta:page-count="1" meta:paragraph-count="4" meta:word-count="64" meta:character-count="354" meta:non-whitespace-character-count="292"/>
    <meta:generator>LibreOffice/7.3.1.3$Windows_X86_64 LibreOffice_project/a69ca51ded25f3eefd52d7bf9a5fad8c90b87951</meta:generator>
  </office:meta>
</office:document-meta>
</file>